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list-style-name="L3">
      <style:text-properties officeooo:rsid="0010c8ed" officeooo:paragraph-rsid="0010c8ed"/>
    </style:style>
    <style:style style:name="P4" style:family="paragraph" style:parent-style-name="Standard" style:list-style-name="L3">
      <style:text-properties officeooo:paragraph-rsid="0010c8ed"/>
    </style:style>
    <style:style style:name="P5" style:family="paragraph" style:parent-style-name="Standard">
      <style:text-properties officeooo:paragraph-rsid="001431b5"/>
    </style:style>
    <style:style style:name="P6" style:family="paragraph" style:list-style-name="WWNum4"/>
    <style:style style:name="P7" style:family="paragraph" style:list-style-name="WWNum5"/>
    <style:style style:name="P8" style:family="paragraph" style:list-style-name="WWNum1"/>
    <style:style style:name="P9" style:family="paragraph" style:list-style-name="WWNum3"/>
    <style:style style:name="P10" style:family="paragraph" style:list-style-name="WWNum2"/>
    <style:style style:name="P11" style:family="paragraph" style:parent-style-name="Heading_20_2">
      <style:text-properties officeooo:rsid="00106d03" officeooo:paragraph-rsid="00106d03"/>
    </style:style>
    <style:style style:name="P12" style:family="paragraph" style:parent-style-name="Heading_20_2">
      <style:text-properties officeooo:paragraph-rsid="00106d03"/>
    </style:style>
    <style:style style:name="P13" style:family="paragraph" style:parent-style-name="Heading_20_2">
      <style:text-properties officeooo:rsid="0010c8ed" officeooo:paragraph-rsid="0010c8ed"/>
    </style:style>
    <style:style style:name="P14" style:family="paragraph" style:parent-style-name="Title" style:master-page-name="Standard">
      <style:paragraph-properties fo:text-align="center" style:justify-single-word="false" style:page-number="1"/>
      <style:text-properties officeooo:rsid="000fab04" officeooo:paragraph-rsid="000fab04"/>
    </style:style>
    <style:style style:name="P15" style:family="paragraph" style:parent-style-name="Subtitle">
      <style:paragraph-properties fo:text-align="center" style:justify-single-word="false"/>
      <style:text-properties officeooo:rsid="00106d03" officeooo:paragraph-rsid="00106d03"/>
    </style:style>
    <style:style style:name="P16" style:family="paragraph" style:parent-style-name="Text_20_body">
      <style:text-properties officeooo:paragraph-rsid="00106d03"/>
    </style:style>
    <style:style style:name="T1" style:family="text">
      <style:text-properties officeooo:rsid="0010c8ed"/>
    </style:style>
    <style:style style:name="T2" style:family="text">
      <style:text-properties officeooo:rsid="001176d1"/>
    </style:style>
    <style:style style:name="T3" style:family="text">
      <style:text-properties officeooo:rsid="0014d9fb"/>
    </style:style>
    <style:style style:name="T4" style:family="text">
      <style:text-properties officeooo:rsid="0015f8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ploring efficient design of teaching materials</text:p>
      <text:p text:style-name="P15">Master's thesis planning report</text:p>
      <text:h text:style-name="Heading_20_1" text:outline-level="1"><text:bookmark text:name="_raqxt3qeudvw"/>Introduction</text:h>
      <text:h text:style-name="Heading_20_2" text:outline-level="2"><text:bookmark text:name="_dha6xy9q1lfh"/>Background</text:h>
      <text:h text:style-name="P12" text:outline-level="2"><text:bookmark text:name="_x8z8maxfocvk"/>Aim</text:h>
      <text:p text:style-name="P16">// Define what materials are and what materials we are going to use as concretely as possible, without sacrificing flexibility that will be needed when negotiating tests with teachers.</text:p>
      <text:p text:style-name="P5">// Scope: Research question, purpose, and such. Again make it as concrete as possible without sacrificing too much flexibility. Use Beginner's Mind.</text:p>
      <text:p text:style-name="Standard">// How do teachers use documented education, and how can documentation be formed to maximize gains for the teachers that use it? Gains mean, for example:</text:p>
      <text:list xml:id="list2371713283617304885" text:style-name="WWNum4">
        <text:list-item>
          <text:p>Time, compared to if the teacher had planned their education from scratch</text:p>
        </text:list-item>
        <text:list-item>
          <text:p>Knowledge, in that the teacher could use another person’s expertise in an area</text:p>
        </text:list-item>
        <text:list-item>
          <text:p>Perspective, in that different teachers contribute to the same documentation</text:p>
        </text:list-item>
      </text:list>
      <text:h text:style-name="Heading_20_1" text:outline-level="1">Strategy and method</text:h>
      <text:h text:style-name="P11" text:outline-level="2">Risks and bottlenecks</text:h>
      <text:list xml:id="list8180802813185105537" text:style-name="L3">
        <text:list-item>
          <text:p text:style-name="P4"><text:span text:style-name="T1">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span></text:p>
        </text:list-item>
        <text:list-item>
          <text:p text:style-name="P3"><text:soft-page-break/>After schools close for summer, we can't do any more testing. This means we need to find a way to contribute to the project without the schools. <text:span text:style-name="T2">Suggestions are to continue developing the teaching materials without tests, working on sharing/discussing the results online, or finding a summer school or study circle to do tests with.</text:span></text:p>
        </text:list-item>
      </text:list>
      <text:h text:style-name="Heading_20_2" text:outline-level="2"><text:bookmark text:name="_h79l7pmhsc01"/>Schedule</text:h>
      <text:p text:style-name="P2">// Schedule. Gantt n stuff. More detailed than the small project plan, obviously.</text:p>
      <text:p text:style-name="Standard">// 30 hp motsvarar 800 h per person</text:p>
      <text:h text:style-name="P13" text:outline-level="2">Method</text:h>
      <text:p text:style-name="P2">// <text:span text:style-name="T3">Describe our strategy: C</text:span>reate a suggestion for every school that is interested in doing and participating in tests. <text:span text:style-name="T4">Also describe our two test types, the usability test and the lesson observation, or whatever we want to call them. Check the separate suggestion document for details.</text:span></text:p>
      <text:h text:style-name="Heading_20_1" text:outline-level="1"><text:bookmark text:name="_7nul8psitiim"/>Deliverables</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8870558290823710665" text:style-name="WWNum5">
        <text:list-item>
          <text:p>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Students and alumni at Lärande och Ledarskap. These may partake in the presentation, and they have multiple social media groups and similar places where we can share the deliverables that they might be interested in.<text:tab/></text:p>
        </text:list-item>
        <text:list-item>
          <text:p><text:soft-page-break/>Engineers that work with Knowledge Management or similar subjects: [uh, actually, how do we reach these?]</text:p>
        </text:list-item>
        <text:list-item>
          <text:p>[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3486356574943155134" text:style-name="WWNum1">
        <text:list-item>
          <text:p>A Steve Krug-like script for doing usability testing of teaching materials.</text:p>
        </text:list-item>
        <text:list-item>
          <text:p>An evaluation of the testing methods from several perspectives: Its time and resource requirements, its reliability <text:tab/>and validity, what kind of information it gives, and eventual other things that we discover with it.</text:p>
        </text:list-item>
      </text:list>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2127578873066139214" text:style-name="WWNum3">
        <text:list-item>
          <text:p>A description of each model and how it’s thought to be used.</text:p>
        </text:list-item>
        <text:list-item>
          <text:p>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3791453634392852398" text:style-name="WWNum2">
        <text:list-item>
          <text:p>The materials themselves in the form of digital copies or blueprints.</text:p>
        </text:list-item>
        <text:list-item>
          <text:p><text:soft-page-break/>A summarized evaluation of each material according to the<text:tab/>test results in the final report.</text:p>
        </text:list-item>
        <text:list-item>
          <text:p>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dc:date>2018-04-05T20:05:09.210000000</dc:date>
    <meta:editing-duration>PT3H29M29S</meta:editing-duration>
    <meta:editing-cycles>21</meta:editing-cycles>
    <meta:document-statistic meta:table-count="0" meta:image-count="0" meta:object-count="0" meta:page-count="4" meta:paragraph-count="43" meta:word-count="966" meta:character-count="5805" meta:non-whitespace-character-count="4906"/>
  </office:meta>
</office:document-meta>
</file>